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xml="http://www.w3.org/XML/1998/namespace" office:version="1.2">
  <office:font-face-decls/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mances :<text:s/></text:p>
      <text:p text:style-name="Standard">- auto-consommation<text:s/></text:p>
      <text:p text:style-name="Standard">- vente<text:s/></text:p>
      <text:p text:style-name="Standard">- exploitation</text:p>
      <text:p text:style-name="Standard"/>
      <text:p text:style-name="Standard">&gt; revenus ?<text:s/></text:p>
      <text:p text:style-name="Standard"><text:s/></text:p>
    </office:text>
  </office:body>
</office:document-content>
</file>

<file path=styles.xml><?xml version="1.0" encoding="utf-8"?>
<office:document-styles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xml="http://www.w3.org/XML/1998/namespa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xml="http://www.w3.org/XML/1998/namespace" office:version="1.2">
  <office:meta>
    <meta:initial-creator>Thomas Müller</meta:initial-creator>
    <meta:creation-date>2013-08-18T19:37:23</meta:creation-date>
    <meta:generator>WebODF/0.4.2-2050-g8d8fc02 Mozilla/5.0 (Macintosh; Intel Mac OS X 10.7; rv:31.0) Gecko/20100101 Firefox/31.0</meta:generator>
    <dc:creator>Aurélie Gaudieux</dc:creator>
    <dc:date>2014-09-26T06:34:37.755Z</dc:date>
    <meta:editing-cycles>1</meta:editing-cycles>
  </office:meta>
</office:document-meta>
</file>